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employees</text:p>
      <text:p text:style-name="P1">-</text:p>
      <text:p text:style-name="P1">emp_no int pk</text:p>
      <text:p text:style-name="P1">emp_title_id varchar(10)</text:p>
      <text:p text:style-name="P1">birth_date date</text:p>
      <text:p text:style-name="P1">first_name varchar(50)</text:p>
      <text:p text:style-name="P1">last_name varchar(50)</text:p>
      <text:p text:style-name="P1">sex varchar(5)</text:p>
      <text:p text:style-name="P1">hire_date date</text:p>
      <text:p text:style-name="P1">last_update timestamp</text:p>
      <text:p text:style-name="P1"/>
      <text:p text:style-name="P1">titles </text:p>
      <text:p text:style-name="P1">-</text:p>
      <text:p text:style-name="P1">titles_id varchar(10) pk FK &gt;- employees.emp_title_id</text:p>
      <text:p text:style-name="P1">title varchar(25)</text:p>
      <text:p text:style-name="P1">last_updated timestamp</text:p>
      <text:p text:style-name="P1"/>
      <text:p text:style-name="P1">departments </text:p>
      <text:p text:style-name="P1">-</text:p>
      <text:p text:style-name="P1">dept_no varchar(10) pk</text:p>
      <text:p text:style-name="P1">dept_name varchar(50)</text:p>
      <text:p text:style-name="P1">last_updated timestamp</text:p>
      <text:p text:style-name="P1"/>
      <text:p text:style-name="P1">salaries </text:p>
      <text:p text:style-name="P1">-</text:p>
      <text:p text:style-name="P1">salary_id serial pk</text:p>
      <text:p text:style-name="P1">emp_no int FK &gt;- employees.emp_no</text:p>
      <text:p text:style-name="P1">salary int</text:p>
      <text:p text:style-name="P1">last_update timestamp</text:p>
      <text:p text:style-name="P1"/>
      <text:p text:style-name="P1">dept_emp </text:p>
      <text:p text:style-name="P1">-</text:p>
      <text:p text:style-name="P1">dept_emp_id serial pk</text:p>
      <text:p text:style-name="P1">emp_no int FK &gt;- employees.emp_no</text:p>
      <text:p text:style-name="P1">dept_no varchar(10) FK &gt;- departments.dept_no</text:p>
      <text:p text:style-name="P1">last_update timestamp</text:p>
      <text:p text:style-name="P1"/>
      <text:p text:style-name="P1">dept_manager </text:p>
      <text:p text:style-name="P1">-</text:p>
      <text:p text:style-name="P1">dept_manager_id serial pk</text:p>
      <text:p text:style-name="P1">dept_no varchar(10) FK &gt;- departments.dept_no</text:p>
      <text:p text:style-name="P1">emp_no int FK &gt;- employees.emp_no</text:p>
      <text:p text:style-name="P1">last_update timesta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7</meta:generator>
  </office:meta>
</office:document-meta>
</file>